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M Mono Prop Light 101" svg:font-family="'LM Mono Prop Light 10'"/>
    <style:font-face style:name="Lobster" svg:font-family="Lobster"/>
    <style:font-face style:name="FreeSans1" svg:font-family="FreeSans" style:font-family-generic="swiss"/>
    <style:font-face style:name="LM Mono Prop Light 10" svg:font-family="'LM Mono Prop Light 10'" style:font-pitch="variable"/>
    <style:font-face style:name="Lobster 1.4" svg:font-family="'Lobster 1.4'"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M Mono Prop Light 10" fo:font-size="11pt" style:font-size-asian="11pt" style:font-size-complex="11pt"/>
    </style:style>
    <style:style style:name="P2" style:family="paragraph" style:parent-style-name="Standard">
      <style:text-properties style:font-name="LM Mono Prop Light 10" fo:font-size="11pt" fo:font-weight="bold" officeooo:paragraph-rsid="000a7cd9" style:font-size-asian="11pt" style:font-weight-asian="bold" style:font-size-complex="11pt" style:font-weight-complex="bold"/>
    </style:style>
    <style:style style:name="P3" style:family="paragraph" style:parent-style-name="Text_20_body">
      <style:paragraph-properties fo:margin-top="0in" fo:margin-bottom="0in" style:contextual-spacing="false" fo:line-height="138%" style:writing-mode="lr-tb"/>
      <style:text-properties style:font-name="Lobster 1.4" fo:font-size="16pt" officeooo:paragraph-rsid="000a7cd9" style:font-size-asian="16pt" style:font-size-complex="16pt"/>
    </style:style>
    <style:style style:name="P4" style:family="paragraph" style:parent-style-name="Text_20_body">
      <style:paragraph-properties fo:margin-top="0in" fo:margin-bottom="0in" style:contextual-spacing="false" fo:line-height="138%" style:writing-mode="lr-tb"/>
      <style:text-properties style:font-name="LM Mono Prop Light 10" fo:font-size="12pt" officeooo:paragraph-rsid="000a7cd9" style:font-size-asian="12pt" style:font-size-complex="12pt"/>
    </style:style>
    <style:style style:name="P5" style:family="paragraph" style:parent-style-name="Text_20_body">
      <style:text-properties style:font-name="LM Mono Prop Light 10" fo:font-size="11pt" style:font-size-asian="11pt" style:font-size-complex="11pt"/>
    </style:style>
    <style:style style:name="P6" style:family="paragraph" style:parent-style-name="Text_20_body">
      <style:text-properties style:font-name="LM Mono Prop Light 10" fo:font-size="11pt" fo:font-weight="bold" style:font-size-asian="11pt" style:font-weight-asian="bold" style:font-size-complex="11pt" style:font-weight-complex="bold"/>
    </style:style>
    <style:style style:name="P7" style:family="paragraph" style:parent-style-name="Text_20_body">
      <style:text-properties style:font-name="LM Mono Prop Light 10" fo:font-size="11pt" fo:font-style="italic" style:font-size-asian="11pt" style:font-style-asian="italic" style:font-size-complex="11pt" style:font-style-complex="italic"/>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language="es" fo:country="ES"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underline-style="solid" style:text-underline-width="auto" style:text-underline-color="font-color" fo:background-color="transparent" loext:char-shading-value="0"/>
    </style:style>
    <style:style style:name="T5"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6" style:family="text">
      <style:text-properties officeooo:rsid="000a7cd9"/>
    </style:style>
    <style:style style:name="T7" style:family="text">
      <style:text-properties fo:language="es" fo:country="ES"/>
    </style:style>
    <style:style style:name="T8" style:family="text">
      <style:text-properties fo:language="es" fo:country="ES" fo:font-weight="bold" style:font-weight-asian="bold" style:font-weight-complex="bold"/>
    </style:style>
    <style:style style:name="T9" style:family="text">
      <style:text-properties fo:color="#000000" fo:font-weight="normal" officeooo:rsid="001947f5" style:font-name-asian="LM Mono Prop Light 101" style:font-weight-asian="normal" style:font-name-complex="LM Mono Prop Light 101" style:font-weight-complex="normal"/>
    </style:style>
    <style:style style:name="T10" style:family="text">
      <style:text-properties fo:color="#000000" officeooo:rsid="0019af86" style:font-name-asian="Arial1" style:font-name-complex="Arial1"/>
    </style:style>
    <style:style style:name="T11" style:family="text">
      <style:text-properties fo:color="#000000" fo:font-weight="bold" officeooo:rsid="001947f5" style:font-name-asian="LM Mono Prop Light 101" style:font-weight-asian="bold" style:font-name-complex="LM Mono Prop Light 101" style:font-weight-complex="bold"/>
    </style:style>
    <style:style style:name="T12" style:family="text">
      <style:text-properties fo:color="#000000" fo:font-weight="bold" officeooo:rsid="0019af86" style:font-name-asian="Arial1" style:font-weight-asian="bold" style:font-name-complex="Arial1" style:font-weight-complex="bold"/>
    </style:style>
    <style:style style:name="T1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Sinopsis:</text:span><text:span text:style-name="T7"> </text:span>Un grupo selecto de personas, llamados Memorials, tienen la responsabilidad de mantener la “Larga Memoria” de la sociedad. Se entrenan por años y tienen la capacidad de experienciar memorias pasadas de personas o lugares. La historia torna alrededor de Cy, una Memorial joven, y Holt, quien encabeza el movimiento anti-Memorial. Los padres de Cy, quienes también fueron Memorials, fueron asesinados por Holt cuando ella era niña en un episodio de violencia étnica hacia su comunidad. </text:p>
      <text:p text:style-name="P1"/>
      <text:p text:style-name="P1">Guiado por la influencia de mercaderes ricos, el movimiento de Holt está en un conflicto violento en el norte con el fin de expandir los negocios y amasar más riqueza. El movimiento busca influenciar la opinión pública en contra de l@s Memorials, bajo la declaración de que el peso de la historia previene que la sociedad avance y progrese. Adicionalmente a la guerra del norte, Holt junta y encarcela cientos de Memorials en una antigua fortaleza isleña.</text:p>
      <text:p text:style-name="P1"/>
      <text:p text:style-name="P1">Cy lidera una huelga de hambre en la prisión isleña para protestar en contra de Holt y su guerra. Cy también envía una lista de prisioneros y noticias de la huelga de hambre a su amiga Memorial, Ban. La opinión pública poco a poco empieza a estar en contra de Holt, y la historia termina con Holt frustrado, ataca y mata a Je, una Memorial que se levanta en contra de él.</text:p>
      <text:p text:style-name="P1"/>
      <text:p text:style-name="P1">La autora hace referencia a dos eventos importantes en la historia de l@s Memorials: la atadura y la desatadura. Durante la atadura, l@s Memorials recibieron la habilidad y responsabilidad de mantener la larga memoria. La desatadura aún no ha ocurrido. Es un posible evento futuro donde todas las memorias son liberadas y distribuidas a la sociedad. La desatadura es una leyenda que pocos han escuchado, y es algo que Holt teme. </text:p>
      <text:p text:style-name="P1"/>
      <text:p text:style-name="P1"/>
      <text:p text:style-name="P1"/>
      <text:p text:style-name="P5"><text:span text:style-name="T3">Pasajes Seleccionados:</text:span></text:p>
      <text:p text:style-name="P5"><text:span text:style-name="T11"></text:span><text:span text:style-name="T10"> </text:span><text:span text:style-name="T13">Cy se paró y permitió que la memoria se desvaneciera. La práctica la hacía sentirse triste y agotada. Era la exploración del pasado, no solamente de los hechos de la historia sino las historias del pasado,que hacía a l@s Memorials tan importantes. Un@ Memorial no sólo sabía que la fortaleza había sido utilizada para encarcelar refugiados, un@ Memorial olía el olor a muerte en el aire, escuchaba el sonido de los gritos, sentía la esperanza escurriéndose de los cuerpos como sangre derramada. El hecho de que l@s Memorials recordarán el dolor y la devastación, hacía que su rol fuera el de asegurarse de que cosas como esta prisión nunca fueran usadas de nuevo. Pero aquí estaba Cy, sentada en esta celda, ahogándose en el dolor del pasado que se mezclaba con su propio dolor. </text:span></text:p>
      <text:p text:style-name="P5"/>
      <text:p text:style-name="P5"><text:soft-page-break/><text:span text:style-name="T11"></text:span><text:span text:style-name="T10"> </text:span><text:span text:style-name="T13">Cy luchó en contra de sus cadenas. Quería lanzarse en contra de Holt. Lastimarlo y herirlo. Cy sólo podía ver la cresta, y la llenaba con un pánico y una furia desconocidos. Cy gritó, “No necesito de la Larga Memoria para saber lo que tu y tu riqueza le han hecho a mi gente! Yo lo viví! Otr@s lo recordarán también!” Holt le pegó a Cy en la mejilla con el puño de su espada, tumbandola al piso. “Tu gente es débil!” escupió. “Ell@s no se acuerdan de lo que fueron. Sólo de que ahora son bárbar@s sin ley.” Le ordenó a sus guardias: “Llevensela!” Luego se paró dándole la espalda a Cy mientras ella era levantada, aún aturdida por el golpe. “Siendo tu una Memorial Cy, deberías saber que es más fácil de lo que uno pensaría controlar lo que la gente hace con sus memorias.”</text:span></text:p>
      <text:p text:style-name="P5"/>
      <text:p text:style-name="P6">Discusión:</text:p>
      <text:p text:style-name="P5"><text:span text:style-name="T11"></text:span><text:span text:style-name="T10"> </text:span>Cómo se conecta la historia con el trabajo comunitario que tu haces?</text:p>
      <text:p text:style-name="P5"><text:span text:style-name="T11"></text:span><text:span text:style-name="T10"> </text:span>Cómo es que la historia refleja tus experiencias y a las comunidades con las que tu estas conectad@?</text:p>
      <text:p text:style-name="P5"><text:span text:style-name="T11"></text:span><text:span text:style-name="T10"> </text:span>Qué hace que recordemos u olvidemos (cómo individuos y cómo sociedad)?</text:p>
      <text:p text:style-name="P5"><text:span text:style-name="T11"></text:span><text:span text:style-name="T10"> </text:span>La semana pasada hablamos mucho de la idea de aliados. Quienes son l@s aliad@s en esta historia y como entendemos sus acciones? L@s guardias? Makati? Ban? El padre de Ban?</text:p>
      <text:p text:style-name="P5"/>
      <text:p text:style-name="P6"><text:span text:style-name="T6">Ejercicio de escritura</text:span>:</text:p>
      <text:p text:style-name="P7">“Era la exploración del pasado, no solamente de los hechos de la historia sino las historias del pasado,que hacía a l@s Memorials tan importantes.”</text:p>
      <text:p text:style-name="P5"><text:span text:style-name="T11"></text:span><text:span text:style-name="T12"> </text:span>Escribe sobre una instancia cuando tu y alguien que tu respetes experienciaron los mismos hechos históricos pero tienen diferentes historias del incidente. Quién está en lo correcto? Es posible que cualquiera de l@s dos esté equivoc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M Mono Prop Light 101" svg:font-family="'LM Mono Prop Light 10'"/>
    <style:font-face style:name="Lobster" svg:font-family="Lobster"/>
    <style:font-face style:name="FreeSans1" svg:font-family="FreeSans" style:font-family-generic="swiss"/>
    <style:font-face style:name="LM Mono Prop Light 10" svg:font-family="'LM Mono Prop Light 10'" style:font-pitch="variable"/>
    <style:font-face style:name="Lobster 1.4" svg:font-family="'Lobster 1.4'"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style:contextual-spacing="false" fo:line-height="138%" style:writing-mode="lr-tb"/>
      <style:text-properties style:font-name="Lobster 1.4" fo:font-size="16pt" officeooo:paragraph-rsid="000a7cd9" style:font-size-asian="16pt" style:font-size-complex="16pt"/>
    </style:style>
    <style:style style:name="MP2" style:family="paragraph" style:parent-style-name="Text_20_body">
      <style:paragraph-properties fo:margin-top="0in" fo:margin-bottom="0in" style:contextual-spacing="false" fo:line-height="138%" style:writing-mode="lr-tb"/>
      <style:text-properties style:font-name="LM Mono Prop Light 10" fo:font-size="12pt" officeooo:paragraph-rsid="000a7cd9" style:font-size-asian="12pt" style:font-size-complex="12pt"/>
    </style:style>
    <style:style style:name="MP3" style:family="paragraph" style:parent-style-name="Standard">
      <style:text-properties style:font-name="LM Mono Prop Light 10" fo:font-size="11pt" fo:font-weight="bold" officeooo:paragraph-rsid="000a7cd9" style:font-size-asian="11pt" style:font-weight-asian="bold" style:font-size-complex="11pt" style:font-weight-complex="bold"/>
    </style:style>
    <style:style style:name="M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MT2" style:family="text">
      <style:text-properties fo:font-variant="normal" fo:text-transform="none" fo:color="#000000" style:text-underline-style="solid" style:text-underline-width="auto" style:text-underline-color="font-color" fo:background-color="transparent" loext:char-shading-value="0"/>
    </style:style>
    <style:style style:name="MT3"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MT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Libros Ritmos &amp; Visiones: Un Grupo de Lectura de</text:span><text:span text:style-name="MT2"> </text:span><text:span text:style-name="MT3">Octavia´s Brood</text:span></text:p>
        <text:p text:style-name="MP2"><text:span text:style-name="MT4">La Larga Memoria</text:span><text:span text:style-name="MT1"> por Morrigan Phillips <text:s text:c="3"/>Noviembre 4, 2015 - Triangle Arts Association</text:span></text:p>
      </style:header>
      <style:footer>
        <text:p text:style-name="MP3">Baile en Gotham Jazz Club (Urbo Upstairs): 11 Times Square, New York, NY 10036</text:p>
        <text:p text:style-name="MP3">Próxima Reunión: Noviembre 18 - IMI Corona - A Pesar de la Oscuridad - Alixa Garc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6:57:50.086931075</meta:creation-date>
    <dc:date>2015-11-04T17:20:40.220575426</dc:date>
    <meta:editing-duration>PT3M18S</meta:editing-duration>
    <meta:editing-cycles>5</meta:editing-cycles>
    <meta:generator>LibreOffice/4.2.8.2$Linux_X86_64 LibreOffice_project/420m0$Build-2</meta:generator>
    <meta:document-statistic meta:table-count="0" meta:image-count="0" meta:object-count="0" meta:page-count="2" meta:paragraph-count="19" meta:word-count="775" meta:character-count="4474" meta:non-whitespace-character-count="3712"/>
  </office:meta>
</office:document-meta>
</file>